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História de Usuário</text:h>
      <text:p text:style-name="Text_20_body"><text:span text:style-name="Strong_20_Emphasis">Título:</text:span> Autenticação de usuário no sistema</text:p>
      <text:p text:style-name="Text_20_body"><text:span text:style-name="Strong_20_Emphasis">Como</text:span> usuário registrado,<text:line-break/><text:span text:style-name="Strong_20_Emphasis">Eu quero</text:span> fazer login no sistema,<text:line-break/><text:span text:style-name="Strong_20_Emphasis">Para que</text:span> eu tenha acesso às funcionalidades exclusivas de usuários autenticados.</text:p>
      <text:p text:style-name="Text_20_body"><text:span text:style-name="Strong_20_Emphasis">Critérios de Aceite:</text:span></text:p>
      <text:list text:style-name="L1">
        <text:list-item>
          <text:p text:style-name="P2">O sistema deve permitir que usuários registrados façam login com email e senha válidos.</text:p>
        </text:list-item>
        <text:list-item>
          <text:p text:style-name="P2">O sistema deve exibir uma mensagem de erro ao tentar fazer login com credenciais inválidas (email ou senha incorretos).</text:p>
        </text:list-item>
        <text:list-item>
          <text:p text:style-name="P1">O sistema deve exibir uma mensagem de erro quando os campos de email ou senha estiverem vazi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5:38:51.842582328</meta:creation-date>
    <dc:date>2024-10-10T15:54:53.801636053</dc:date>
    <meta:editing-duration>PT5M51S</meta:editing-duration>
    <meta:editing-cycles>1</meta:editing-cycles>
    <meta:document-statistic meta:table-count="0" meta:image-count="0" meta:object-count="0" meta:page-count="1" meta:paragraph-count="7" meta:word-count="85" meta:character-count="526" meta:non-whitespace-character-count="451"/>
    <meta:generator>LibreOffice/24.2.6.2$Linux_X86_64 LibreOffice_project/420$Build-2</meta:generator>
  </office:meta>
</office:document-meta>
</file>